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table:style-name="ce4"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5]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9:.C34])" office:value-type="float" office:value="409.68" calcext:value-type="float">
            <text:p>409.6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8:.C54])" office:value-type="float" office:value="533.82" calcext:value-type="float">
            <text:p>533.82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8:.C65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7" table:formula="of:=SUM([.C68:.C72])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7:.C89])" office:value-type="float" office:value="2232.6" calcext:value-type="float">
            <text:p>22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1])" office:value-type="float" office:value="3953.66" calcext:value-type="float">
            <text:p>3953.66</text:p>
          </table:table-cell>
          <table:table-cell table:formula="of:=SUM([.D1:.D91])" office:value-type="float" office:value="3953.66" calcext:value-type="float">
            <text:p>3953.6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BLERG humboldt show</text:p>
          </table:table-cell>
          <table:table-cell table:style-name="ce4"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6:.C109])" office:value-type="float" office:value="-4343.13" calcext:value-type="float">
            <text:p>-4343.1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92];[.D110])" office:value-type="float" office:value="-389.47" calcext:value-type="float">
            <text:p>-389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00-00-00</text:date>, <text:time style:data-style-name="N2" text:time-value="20:21:24.48380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3T20:26:00.999651061</dc:date>
    <meta:editing-duration>P1DT11H5M52S</meta:editing-duration>
    <meta:editing-cycles>229</meta:editing-cycles>
    <meta:generator>LibreOffice/6.0.7.3$Linux_X86_64 LibreOffice_project/00m0$Build-3</meta:generator>
    <meta:document-statistic meta:table-count="5" meta:cell-count="804" meta:object-count="0"/>
  </office:meta>
</office:document-meta>
</file>